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4b57" officeooo:paragraph-rsid="00014b57" style:font-size-asian="14pt" style:font-size-complex="16pt"/>
    </style:style>
    <style:style style:name="P2" style:family="paragraph" style:parent-style-name="Standard">
      <style:text-properties fo:font-size="16pt" officeooo:rsid="000318ea" officeooo:paragraph-rsid="000318ea" style:font-size-asian="14pt" style:font-size-complex="16pt"/>
    </style:style>
    <style:style style:name="P3" style:family="paragraph" style:parent-style-name="Standard">
      <style:text-properties fo:font-size="16pt" officeooo:rsid="0004f405" officeooo:paragraph-rsid="0004f405" style:font-size-asian="14pt" style:font-size-complex="16pt"/>
    </style:style>
    <style:style style:name="P4" style:family="paragraph" style:parent-style-name="Standard">
      <style:text-properties fo:font-size="16pt" fo:font-weight="bold" officeooo:rsid="000318ea" officeooo:paragraph-rsid="000318ea" style:font-size-asian="14pt" style:font-weight-asian="bold" style:font-size-complex="16pt" style:font-weight-complex="bold"/>
    </style:style>
    <style:style style:name="T1" style:family="text">
      <style:text-properties officeooo:rsid="000318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18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</text:p>
      <text:p text:style-name="P1"/>
      <text:p text:style-name="P1"/>
      <text:p text:style-name="P1"><text:span text:style-name="T2">I am saurabh jain. I have completed my graduation as b.sc cs</text:span> (say fullform alwasys ) f<text:span text:style-name="T2">rom govt. Maharaja college chhatarpur. I <text:s/>am from Chhatarpur .I am quite good in python django .I developed some projects using these technologies MLA helpline , Event Invitation .I am a full stack developer. My strenth is my helpful nature and my self confidence.</text:span><text:span text:style-name="T3">(</text:span><text:span text:style-name="T2">Dont</text:span> say about your weakness if they ask then say <text:span text:style-name="T2">my helpful nature is also my weakness</text:span> itss good for both side yes okk then they can ask why its your weakness then i will say <text:span text:style-name="T2">because some people </text:span><text:span text:style-name="T3">take advantage.some people <text:s/>take money from me and they dont return it back</text:span><text:span text:style-name="T1">).</text:span><text:span text:style-name="T3">I like to play cricket,android games.</text:span><text:span text:style-name="T1">(Say this in your hobby )If u want to say something else then u can but it should match with yr resume ok.</text:span></text:p>
      <text:p text:style-name="P4">Thats all about me sir!</text:p>
      <text:p text:style-name="P2">Finish now read it as if u get anything to correct.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32:41.697748799</meta:creation-date>
    <dc:date>2020-07-16T13:23:39.526600263</dc:date>
    <meta:editing-duration>PT19M44S</meta:editing-duration>
    <meta:editing-cycles>1</meta:editing-cycles>
    <meta:document-statistic meta:table-count="0" meta:image-count="0" meta:object-count="0" meta:page-count="1" meta:paragraph-count="4" meta:word-count="155" meta:character-count="854" meta:non-whitespace-character-count="700"/>
    <meta:generator>LibreOffice/6.3.5.2$Linux_X86_64 LibreOffice_project/30$Build-2</meta:generator>
  </office:meta>
</office:document-meta>
</file>